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inya Nouvelle" svg:font-family="'Minya Nouvel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inya Nouvelle"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cê e sua família estão convidados para a comemoração de 7 anos do PEDRO</text:p>
      <text:p text:style-name="P1"/>
      <text:p text:style-name="P1">Sera no dia 28/4 às 13h - churrasco no espaço gourmet</text:p>
      <text:p text:style-name="P1"/>
      <text:p text:style-name="P1">Aguardo vocês</text:p>
      <text:p text:style-name="P1"/>
      <text:p text:style-name="P1">Abraços</text:p>
      <text:p text:style-name="P1"/>
      <text:p text:style-name="P1"/>
      <text:p text:style-name="P1"/>
      <text:p text:style-name="P1">Você e sua família estão convidados para a comemoração de 7 anos do PEDRO</text:p>
      <text:p text:style-name="P1"/>
      <text:p text:style-name="P1">Sera no dia 28/4 às 13h - churrasco no espaço gourmet</text:p>
      <text:p text:style-name="P1"/>
      <text:p text:style-name="P1">Aguardo vocês</text:p>
      <text:p text:style-name="P1"/>
      <text:p text:style-name="P1">Abraços</text:p>
      <text:p text:style-name="P1"/>
      <text:p text:style-name="P1"/>
      <text:p text:style-name="P1"/>
      <text:p text:style-name="P1"/>
      <text:p text:style-name="P1"/>
      <text:p text:style-name="P1">Você e sua família estão convidados para a comemoração de 7 anos do PEDRO</text:p>
      <text:p text:style-name="P1"/>
      <text:p text:style-name="P1">Sera no dia 28/4 às 13h - churrasco no espaço gourmet</text:p>
      <text:p text:style-name="P1"/>
      <text:p text:style-name="P1">Aguardo vocês</text:p>
      <text:p text:style-name="P1"/>
      <text:p text:style-name="P1">Abraços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Minya Nouvelle" svg:font-family="'Minya Nouvel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sele </meta:initial-creator>
    <meta:creation-date>2013-04-21T12:02:34.27</meta:creation-date>
    <meta:printed-by>Gisele </meta:printed-by>
    <meta:print-date>2013-04-21T12:04:31.25</meta:print-date>
    <meta:document-statistic meta:table-count="0" meta:image-count="0" meta:object-count="0" meta:page-count="1" meta:paragraph-count="12" meta:word-count="84" meta:character-count="438"/>
    <dc:date>2013-04-21T18:18:30.61</dc:date>
    <dc:creator>Gisele </dc:creator>
    <meta:editing-duration>PT6H45S</meta:editing-duration>
    <meta:editing-cycles>1</meta:editing-cycles>
    <meta:generator>OpenOffice.org/3.3$Win32 OpenOffice.org_project/330m20$Build-9567</meta:generator>
  </office:meta>
</office:document-meta>
</file>